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E000002A5B76860733F0FF6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d68" officeooo:paragraph-rsid="001a6d68"/>
    </style:style>
    <style:style style:name="P2" style:family="paragraph" style:parent-style-name="Standard">
      <style:text-properties officeooo:rsid="001a6d68" officeooo:paragraph-rsid="001a6d68"/>
    </style:style>
    <style:style style:name="T1" style:family="text">
      <style:text-properties officeooo:rsid="001d35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екторна </text:span>діаграма для діючих значень струму та напруги</text:p>
      <text:p text:style-name="P1"/>
      <text:p text:style-name="P1"><draw:frame draw:style-name="fr1" draw:name="Image1" text:anchor-type="paragraph" svg:width="6.6929in" svg:height="4.9791in" draw:z-index="0"><draw:image xlink:href="Pictures/100002010000038E000002A5B76860733F0FF6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0:00:35.014114713</meta:creation-date>
    <dc:date>2018-12-13T20:07:56.507017239</dc:date>
    <meta:editing-duration>PT4M55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1" meta:paragraph-count="1" meta:word-count="8" meta:character-count="54" meta:non-whitespace-character-count="47"/>
  </office:meta>
</office:document-meta>
</file>